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ae005" officeooo:paragraph-rsid="000ae005"/>
    </style:style>
    <style:style style:name="P2" style:family="paragraph" style:parent-style-name="Text_20_body">
      <style:text-properties officeooo:rsid="000b0337" officeooo:paragraph-rsid="000b0337"/>
    </style:style>
    <style:style style:name="P3" style:family="paragraph" style:parent-style-name="Text_20_body">
      <style:text-properties officeooo:rsid="000c130f" officeooo:paragraph-rsid="000c130f"/>
    </style:style>
    <style:style style:name="P4" style:family="paragraph" style:parent-style-name="Text_20_body">
      <style:text-properties officeooo:rsid="000f3f75" officeooo:paragraph-rsid="000f3f75"/>
    </style:style>
    <style:style style:name="P5" style:family="paragraph" style:parent-style-name="Text_20_body">
      <style:text-properties officeooo:rsid="0011eebe" officeooo:paragraph-rsid="0011eebe"/>
    </style:style>
    <style:style style:name="P6" style:family="paragraph" style:parent-style-name="Text_20_body">
      <style:text-properties officeooo:rsid="001287a0" officeooo:paragraph-rsid="001287a0"/>
    </style:style>
    <style:style style:name="P7" style:family="paragraph" style:parent-style-name="Text_20_body">
      <style:text-properties officeooo:rsid="00142b98" officeooo:paragraph-rsid="00142b98"/>
    </style:style>
    <style:style style:name="P8" style:family="paragraph" style:parent-style-name="Text_20_body">
      <style:text-properties officeooo:paragraph-rsid="0015fc48"/>
    </style:style>
    <style:style style:name="P9" style:family="paragraph" style:parent-style-name="Heading_20_2">
      <style:text-properties officeooo:rsid="001287a0" officeooo:paragraph-rsid="001287a0"/>
    </style:style>
    <style:style style:name="P10" style:family="paragraph" style:parent-style-name="Title">
      <style:text-properties officeooo:rsid="000ad2d0" officeooo:paragraph-rsid="000ad2d0"/>
    </style:style>
    <style:style style:name="P11" style:family="paragraph" style:parent-style-name="Heading_20_1">
      <style:text-properties officeooo:rsid="0011eebe" officeooo:paragraph-rsid="0011eebe"/>
    </style:style>
    <style:style style:name="P12" style:family="paragraph" style:parent-style-name="Heading_20_3">
      <style:text-properties officeooo:rsid="001287a0" officeooo:paragraph-rsid="001287a0"/>
    </style:style>
    <style:style style:name="P13" style:family="paragraph" style:parent-style-name="Heading_20_3">
      <style:text-properties officeooo:rsid="00142b98" officeooo:paragraph-rsid="00142b98"/>
    </style:style>
    <style:style style:name="P14" style:family="paragraph" style:parent-style-name="Heading_20_3">
      <style:text-properties officeooo:rsid="0015fc48" officeooo:paragraph-rsid="0015fc48"/>
    </style:style>
    <style:style style:name="T1" style:family="text">
      <style:text-properties officeooo:rsid="000d6e22"/>
    </style:style>
    <style:style style:name="T2" style:family="text">
      <style:text-properties officeooo:rsid="00101837"/>
    </style:style>
    <style:style style:name="T3" style:family="text">
      <style:text-properties fo:font-weight="bold" officeooo:rsid="00101837" style:font-weight-asian="bold" style:font-weight-complex="bold"/>
    </style:style>
    <style:style style:name="T4" style:family="text">
      <style:text-properties fo:font-weight="normal" officeooo:rsid="00101837" style:font-weight-asian="normal" style:font-weight-complex="normal"/>
    </style:style>
    <style:style style:name="T5" style:family="text">
      <style:text-properties officeooo:rsid="001287a0"/>
    </style:style>
    <style:style style:name="T6" style:family="text">
      <style:text-properties style:text-position="super 58%"/>
    </style:style>
    <style:style style:name="T7" style:family="text">
      <style:text-properties style:text-position="0% 100%"/>
    </style:style>
    <style:style style:name="T8" style:family="text">
      <style:text-properties officeooo:rsid="00156ea0"/>
    </style:style>
    <style:style style:name="T9" style:family="text">
      <style:text-properties style:text-underline-style="solid" style:text-underline-width="auto" style:text-underline-color="font-color"/>
    </style:style>
    <style:style style:name="T10" style:family="text">
      <style:text-properties officeooo:rsid="0015fc48"/>
    </style:style>
    <style:style style:name="T1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urs 3 de modélisation avec Jolivet</text:p>
      <text:p text:style-name="P1">Il faut souligner la clé primaire dans une modélisation.</text:p>
      <text:p text:style-name="P2">aaaa-mm-jj <text:s text:c="2"/>← valeur normalisée des dates</text:p>
      <text:p text:style-name="P2">Il faut éviter de mettre une entité « date », alors qu’il y a une date dans tout.</text:p>
      <text:p text:style-name="P3">Une association (la relation en modèle relationnel) (le losange qui lie des entités) peut avoir <text:span text:style-name="T2">un attribut</text:span>. <text:span text:style-name="T3">Il y a des associations d’attribut</text:span><text:span text:style-name="T4">.</text:span></text:p>
      <text:p text:style-name="P3">« <text:span text:style-name="T1">creation » est la date de création parmi les attributs. C’est un attribut issu du Dublin Core.</text:span></text:p>
      <text:p text:style-name="P3"/>
      <text:p text:style-name="P4">Si qqn entre dans un groupe de musique pour jouer plusieurs instruments, il suffit juste dans le tableau de base de données relationnelles de rentrer les mêmes lignes (ID de personne, ID de groupe, date d’entrée) mais de répéter la même ligne en changeant l’ID d’instrument.</text:p>
      <text:h text:style-name="P11" text:outline-level="1">Modélisation – quelques règles</text:h>
      <text:h text:style-name="Heading_20_2" text:outline-level="2">Normalisation des attributs :</text:h>
      <text:p text:style-name="P5">-<text:tab/>remplacer les attributs qui apparaissent dans plusieurs entités par une entité spécifique reliée aux premières via des associations. <text:span text:style-name="T5">← en gros, on va créer une entité avec toutes les adresses de chacun (avec en attribut « rue », n°, etc.) et on utilise des relations pour relier les entités à une adresse.</text:span></text:p>
      <text:p text:style-name="P5">-<text:tab/><text:span text:style-name="T5">ne jamais mettre d’attributs qui peuvent être calculés ← typiquement, un âge, que l’on peut calculer à partir de la date de naissance).</text:span></text:p>
      <text:h text:style-name="P9" text:outline-level="2">Les formes normales</text:h>
      <text:p text:style-name="P6">Les formes normales sont un type de relation particulière qui s’emboîtent les unes dans les autres : pour être conforme à la deuxième forme normale, il faut être conforme à la forme normale 1. La 3ème forme normale doit être conforme à la 2ème.</text:p>
      <text:p text:style-name="P6">C’est une normalisation de la construction des modèles relationnels.</text:p>
      <text:p text:style-name="P6">Il y a 8 formes normales possibles, les 3 premières sont les plus usitées.</text:p>
      <text:h text:style-name="P12" text:outline-level="3">La première forme normale (relation/association)</text:h>
      <text:p text:style-name="P6">- Tous les attributs contiennent une valeur atomique (les valeurs ne peuvent pas être divisées en plus sous-valeurs dépendant individuellement de la clé primaire) ← par exemple, faire une entrée « nom_prénom », car ça peut être subdivisé.</text:p>
      <text:p text:style-name="P6">- Tous les attributs contiennent des valeurs non répétitives (tout attribut a une valeur et non pas un ensemble ou une liste de valeurs.</text:p>
      <text:p text:style-name="P6"><text:soft-page-break/>- Tous les attributs sont constants dans le temps (préférer la date de naissance plutôt que l’âge).</text:p>
      <text:h text:style-name="P13" text:outline-level="3">La deuxième forme normale</text:h>
      <text:p text:style-name="P7">Il faut respecter la 1<text:span text:style-name="T6">re</text:span> FN d’abord.</text:p>
      <text:p text:style-name="P7">- Tout attribut ne composant pas un identifiant dépend d’un identifiant <text:span text:style-name="T8">et de cet identifiant entier et non pas seulement d’une de ses parties. ← en gros l’attribut ne doit pas qualifier une des parties de l’entité ou un attribut de l’entité.</text:span></text:p>
      <text:h text:style-name="P14" text:outline-level="3">La 3ème forme normale</text:h>
      <text:p text:style-name="P8">Un attribut non clé ne dépend pas d’un ou plusieurs attributs ne participant pas à la clé. <text:span text:style-name="T10">Dit aussi : </text:span>Tous les attributs non clé doivent dépendre <text:span text:style-name="T11">directement</text:span> de la clé, au sens où il n’y a aucun attribut non clé dépendant de la clé par dépendances <text:span text:style-name="T11">transitives</text:span> par l’intermédiaire d’autres attributs non c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5:03:58.865223894</meta:creation-date>
    <meta:generator>LibreOffice/6.0.7.3$Linux_X86_64 LibreOffice_project/00m0$Build-3</meta:generator>
    <dc:date>2019-12-09T16:56:24.994720763</dc:date>
    <meta:editing-duration>PT30M52S</meta:editing-duration>
    <meta:editing-cycles>7</meta:editing-cycles>
    <meta:document-statistic meta:table-count="0" meta:image-count="0" meta:object-count="0" meta:page-count="2" meta:paragraph-count="24" meta:word-count="475" meta:character-count="2790" meta:non-whitespace-character-count="2336"/>
  </office:meta>
</office:document-meta>
</file>